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office:forms form:automatic-focus="false" form:apply-design-mode="false"/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office:forms form:automatic-focus="false" form:apply-design-mode="false"/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08:34:36.2310878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5T17:34:40.820570340</dc:date>
    <meta:editing-duration>P9DT6H9M9S</meta:editing-duration>
    <meta:editing-cycles>62</meta:editing-cycles>
    <meta:generator>LibreOffice/6.4.7.2$Linux_X86_64 LibreOffice_project/40$Build-2</meta:generator>
    <meta:document-statistic meta:table-count="7" meta:cell-count="6052" meta:object-count="0"/>
  </office:meta>
</office:document-meta>
</file>